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fo:font-style="normal" fo:font-weight="normal"/>
    </style:style>
    <style:style style:name="P3" style:family="paragraph" style:parent-style-name="Preformatted_20_Text">
      <style:paragraph-properties fo:orphans="2" fo:widows="2"/>
    </style:style>
    <style:style style:name="P4" style:family="paragraph" style:parent-style-name="Preformatted_20_Text">
      <style:paragraph-properties fo:orphans="2" fo:widows="2"/>
      <style:text-properties officeooo:rsid="001580b2" officeooo:paragraph-rsid="001580b2"/>
    </style:style>
    <style:style style:name="P5" style:family="paragraph" style:parent-style-name="Standard">
      <style:text-properties officeooo:rsid="001580b2" officeooo:paragraph-rsid="001580b2"/>
    </style:style>
    <style:style style:name="P6" style:family="paragraph" style:parent-style-name="Standard">
      <style:text-properties fo:font-variant="normal" fo:text-transform="none" fo:color="#000000" loext:opacity="100%" style:font-name="S hne" fo:font-size="12pt" fo:letter-spacing="normal" fo:font-style="normal" fo:font-weight="normal" officeooo:rsid="001580b2" officeooo:paragraph-rsid="001580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imera Entrega</text:p>
      <text:p text:style-name="P5"/>
      <text:p text:style-name="P5"/>
      <text:p text:style-name="P6">El objetivo general de la base de datos sobre Netflix es recopilar, organizar y analizar información relevante sobre la plataforma de streaming para comprender mejor los patrones de consumo de contenidos, preferencias de los usuarios y tendencias en el mercado del entretenimiento digital. Una de las situaciones problemáticas que estaremos viendo adentro de Netflix, son los contenidos relevantes y diversificados, y las retenciones de usuarios.</text:p>
      <text:p text:style-name="P6"/>
      <text:p text:style-name="P6">El modelo de negocio de Netflix se basa en la suscripción mensual, donde los usuarios pagan una tarifa fija para acceder a todo el catálogo de contenidos disponibles en la plataforma. </text:p>
      <text:p text:style-name="P6"/>
      <text:p text:style-name="Preformatted_20_Text">La base de datos está diseñada para almacenar información relacionada con la plataforma de streaming Netflix. La base de datos contiene varias entidades que capturan diferentes aspectos de la experiencia de usuario y la biblioteca de contenidos de Netflix.</text:p>
      <text:p text:style-name="P3"/>
      <text:p text:style-name="P3"/>
      <text:p text:style-name="P4">Listado de las tablas que se desarrollaran en el proyecto.</text:p>
      <text:p text:style-name="Preformatted_20_Text"/>
      <text:p text:style-name="P1">Entidad "Usuario":</text:p>
      <text:p text:style-name="P1">La entidad "Usuario" representa a los usuarios registrados en Netflix. Cada usuario tiene un nombre de usuario (user_name) único que lo identifica en la plataforma. Además, se le asigna un identificador único (id) para su referencia en la base de datos. El atributo email almacena la dirección de correo electrónico asociada a cada usuario.</text:p>
      <text:p text:style-name="P3"/>
      <text:p text:style-name="P1">Entidad "Registro":</text:p>
      <text:p text:style-name="P1">La entidad "Registro" registra la actividad de los usuarios en Netflix. El atributo "date" captura la fecha y hora en la que se realizó el registro. Esto permite rastrear cuándo un usuario ha visto una película específica o ha realizado alguna otra acción en la plataforma.</text:p>
      <text:p text:style-name="P3"/>
      <text:p text:style-name="P1">El atributo "id_user" representa el identificador único del usuario asociado con ese registro. Este atributo establece una relación entre el registro y la entidad "Usuario" para identificar qué usuario realizó la actividad registrada.</text:p>
      <text:p text:style-name="P3"/>
      <text:p text:style-name="P1">El atributo "id_film" representa el identificador único de la película asociada con ese registro. Este atributo establece una relación entre el registro y la entidad "Película" para identificar qué película se ha visto o ha sido objeto de alguna otra acción.</text:p>
      <text:p text:style-name="P3"/>
      <text:p text:style-name="P1">Entidad "Categorías":</text:p>
      <text:p text:style-name="P1">La entidad "Categorías" representa las diferentes categorías o géneros de películas y series disponibles en Netflix. El atributo "name" almacena el nombre de la categoría, como "Acción", "Comedia", "Drama", "Ciencia ficción", entre otros. Este atributo permite identificar y etiquetar las películas o series según su género.</text:p>
      <text:p text:style-name="P3"/>
      <text:p text:style-name="P1"><text:soft-page-break/>El atributo "id_film" establece una relación entre la entidad "Categorías" y la entidad "Película". Cada categoría puede estar asociada a una o varias películas, y el "id_film" captura el identificador único de la película relacionada con esa categoría.</text:p>
      <text:p text:style-name="P3"/>
      <text:p text:style-name="P1">Entidad "Película":</text:p>
      <text:p text:style-name="P1">La entidad "Película" representa películas individuales disponibles en Netflix. Cada película tiene un identificador único (id) que permite su identificación en la base de datos.</text:p>
      <text:p text:style-name="P3"/>
      <text:p text:style-name="P1">El atributo "year" almacena el año de lanzamiento de la película. Esto proporciona información sobre cuándo se estrenó la película y puede ser útil para organizar y buscar películas por año.</text:p>
      <text:p text:style-name="P3"/>
      <text:p text:style-name="P1">El atributo "title" guarda el título de la película, que es su nombre distintivo. Este atributo permite identificar y mostrar el nombre de la película a los usuarios y realizar búsquedas basadas en el título.</text:p>
      <text:p text:style-name="P3"/>
      <text:p text:style-name="P1">El atributo "time" representa la duración de la película, es decir, su tiempo de reproducción. Este atributo puede ser útil para informar a los usuarios sobre la duración de la película antes de verla.</text:p>
      <text:p text:style-name="P3"/>
      <text:p text:style-name="P1">Entidad "Actor":</text:p>
      <text:p text:style-name="P1">La entidad "Actor" representa a los actores o actrices que participan en las películas de Netflix. Cada actor tiene un género (genre) específico, que indica si es un actor masculino o femenino.</text:p>
      <text:p text:style-name="P3"/>
      <text:p text:style-name="P1">Los atributos "name" y "surname" almacenan el nombre y apellido del actor o actriz respectivamente. Estos atributos permiten identificar a cada actor de manera única en la base de datos.</text:p>
      <text:p text:style-name="P3"/>
      <text:p text:style-name="P1">El atributo "country" guarda la nacionalidad del actor, es decir, el país al que pertenece. Esto proporciona información adicional sobre el origen del actor y puede ser útil para realizar consultas y análisis basados en la nacionalidad de los actores.</text:p>
      <text:p text:style-name="P3"/>
      <text:p text:style-name="P2">Estas entidades forman la base de datos de Netflix y pueden estar interconectadas mediante relaciones. Por ejemplo, un registro puede estar relacionado con un usuario y una película, y una película puede estar asociada con varias categorías y actores. Esto permite realizar consultas y análisis avanzados para ofrecer una experiencia personalizada a los usuarios o para realizar estudios sobre los contenidos más populares en Netflix</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fo:orphans="2" fo:widows="2"/>
      <style:text-properties fo:font-variant="normal" fo:text-transform="none" fo:color="#000000" loext:opacity="100%" style:font-name="S hne" fo:font-family="'S hne', ui-sans-serif, system-ui, apple-system, 'Segoe UI', Roboto, Ubuntu, Cantarell, 'Noto Sans', sans-serif, 'Helvetica Neue', Arial, 'Apple Color Emoji', 'Segoe UI Emoji', 'Segoe UI Symbol', 'Noto Color Emoji'" fo:font-size="12pt" fo:letter-spacing="normal" fo:font-style="normal" fo:font-weight="normal" officeooo:rsid="001580b2"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20:41:19.858980429</meta:creation-date>
    <dc:date>2023-08-02T20:47:43.395059395</dc:date>
    <meta:editing-duration>PT6M24S</meta:editing-duration>
    <meta:editing-cycles>1</meta:editing-cycles>
    <meta:document-statistic meta:table-count="0" meta:image-count="0" meta:object-count="0" meta:page-count="2" meta:paragraph-count="24" meta:word-count="707" meta:character-count="4574" meta:non-whitespace-character-count="3890"/>
    <meta:generator>LibreOffice/7.5.4.2$Linux_X86_64 LibreOffice_project/50$Build-2</meta:generator>
  </office:meta>
</office:document-meta>
</file>